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3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</text:p>
            <text:p text:style-name="P30"><text:s/>Range </text:p>
            <text:p text:style-name="P31"><text:s/>Divis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/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text:span text:style-name="T1"> <text:s text:c="3"/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12"/>
            <text:p text:style-name="P12">Subtotal + Excise Duty (Excl. Taxes)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2"/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<text:soft-page-break/> <text:s/></text:p>
            <text:p text:style-name="P5"/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<text:soft-page-break/>0</text:p>
            <text:p text:style-name="P5"/>
            <text:p text:style-name="P9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o.amount_untaxed&gt;</text:placeholder>0</text:p>
            <text:p text:style-name="P9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5-21T20:27:20</dc:date>
    <meta:editing-duration>P2DT17H35M16S</meta:editing-duration>
    <meta:editing-cycles>533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9" meta:word-count="420" meta:character-count="4593" meta:non-whitespace-character-count="4106"/>
  </office:meta>
</office:document-meta>
</file>